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8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ROCIO HIDALG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PECUARIA HIDALGO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8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ODRIGUEZ CAVERO, EDER JUST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ARELLANO VALDEZ, MARGOT GABRIEL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4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8037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5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7T23:32:5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